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 "1. CREACIÓN DE TABLAS" ================================|</text:p>
      <text:p text:style-name="P1"/>
      <text:p text:style-name="P1">CREATE TABLE usuarios (</text:p>
      <text:p text:style-name="P1">idx INT PRIMARY KEY AUTO_INCREMENT,</text:p>
      <text:p text:style-name="P1">usuario VARCHAR(20),</text:p>
      <text:p text:style-name="P1">nombre VARCHAR(20),</text:p>
      <text:p text:style-name="P1">sexo VARCHAR(1),</text:p>
      <text:p text:style-name="P1">nivel TINYINT,</text:p>
      <text:p text:style-name="P1">email VARCHAR(50),</text:p>
      <text:p text:style-name="P1">telefono VARCHAR(20),</text:p>
      <text:p text:style-name="P1">marca VARCHAR(20),</text:p>
      <text:p text:style-name="P1">compañia VARCHAR(20),</text:p>
      <text:p text:style-name="P1">saldo FLOAT,</text:p>
      <text:p text:style-name="P1">activo BOOLEAN</text:p>
      <text:p text:style-name="P1">);</text:p>
      <text:p text:style-name="P1"/>
      <text:p text:style-name="P1">|============================ "2. INSERTs TABLAS TAREAS 4" =============================|</text:p>
      <text:p text:style-name="P1"/>
      <text:p text:style-name="P1">INSERT INTO usuarios </text:p>
      <text:p text:style-name="P1">VALUES ('1','BRE2271','BRENDA','M','2','brenda@live.com','655-330-5736','SAMSUNG','IUSACELL','100','1'),</text:p>
      <text:p text:style-name="P1">('2','OSC4677','OSCAR','H','3','oscar@gmail.com','655-143-4181','LG','TELCEL','0','1'),</text:p>
      <text:p text:style-name="P1">('3','JOS7086','JOSE','H','3','francisco@gmail.com','655-143-3922','NOKIA','MOVISTAR','150','1'),</text:p>
      <text:p text:style-name="P1">('4','LUI6115','LUIS','H','0','enrique@outlook.com','655-137-1279','SAMSUNG','TELCEL','50','1'),</text:p>
      <text:p text:style-name="P1">('5','LUI7072','LUIS','H','1','luis@hotmail.com','655-100-8260','NOKIA','IUSACELL','50','0'),</text:p>
      <text:p text:style-name="P1">('6','DAN2832','DANIEL','H','0','daniel@outlook.com','655-145-2586','SONY','UNEFON','100','1'),</text:p>
      <text:p text:style-name="P1">('7','JAQ5351','JAQUELINE','M','0','jaqueline@outlook.com','655-330-5514','BLACKBERRY','AXEL','0','1'),</text:p>
      <text:p text:style-name="P1">('8','ROM6520','ROMAN','H','2','roman@gmail.com','655-330-3263','LG','IUSACELL','50','1'),</text:p>
      <text:p text:style-name="P1">('9','BLA9739','BLAS','H','0','blas@hotmail.com','655-330-3871','LG','UNEFON','100','1'),</text:p>
      <text:p text:style-name="P1">('10','JES4752','JESSICA','M','1','jessica@hotmail.com','655-143-6861','SAMSUNG','TELCEL','500','1'),</text:p>
      <text:p text:style-name="P1">('11','DIA6570','DIANA','M','1','diana@live.com','655-143-3952','SONY','UNEFON','100','0'),</text:p>
      <text:p text:style-name="P1">('12','RIC8283','RICARDO','H','2','ricardo@hotmail.com','655-145-6049','MOTOROLA','IUSACELL','150','1'),</text:p>
      <text:p text:style-name="P1">('13','VAL6882','VALENTINA','M','0','valentina@live.com','655-137-4253','BLACKBERRY','AT&amp;T','50','0'),</text:p>
      <text:p text:style-name="P1">('14','BRE8106','BRENDA','M','3','brenda2@gmail.com','655-100-1351','MOTOROLA','NEXTEL','150','1'),</text:p>
      <text:p text:style-name="P1">('15','LUC4982','LUCIA','M','3','lucia@gmail.com','655-145-4992','BLACKBERRY','IUSACELL','0','1'),</text:p>
      <text:p text:style-name="P1">('16','JUA2337','JUAN','H','0','juan@outlook.com','655-100-6517','SAMSUNG','AXEL','0','0'),</text:p>
      <text:p text:style-name="P1">('17','ELP2984','ELPIDIO','H','1','elpidio@outlook.com','655-145-9938','MOTOROLA','MOVISTAR','500','1'),</text:p>
      <text:p text:style-name="P1">('18','JES9640','JESSICA','M','3','jessica2@live.com','655-330-5143','SONY','IUSACELL','200','1'),</text:p>
      <text:p text:style-name="P1">('19','LET4015','LETICIA','M','2','leticia@yahoo.com','655-143-4019','BLACKBERRY','UNEFON','100','1'),</text:p>
      <text:p text:style-name="P1">('20','LUI1076','LUIS','H','3','luis2@live.com','655-100-5085','SONY','UNEFON','150','1'),</text:p>
      <text:p text:style-name="P1">('21','HUG5441','HUGO','H','2','hugo@live.com','655-137-3935','MOTOROLA','AT&amp;T','500','1');</text:p>
      <text:p text:style-name="P1"/>
      <text:p text:style-name="P1">|=================================== "3. CONSULTAS" ====================================|</text:p>
      <text:p text:style-name="P1"/>
      <text:p text:style-name="P1">"BLOQUE 1.-"</text:p>
      <text:p text:style-name="P1"/>
      <text:p text:style-name="P1">1. <text:s/>SELECT nombre FROM usuarios;</text:p>
      <text:p text:style-name="P1"/>
      <text:p text:style-name="P1">2. <text:s/>SELECT MAX(saldo) FROM usuarios WHERE sexo='M';</text:p>
      <text:p text:style-name="P1"/>
      <text:p text:style-name="P1">3. <text:s/>SELECT nombre,telefono FROM usuarios WHERE marca IN('NOKIA','BLACKBERRY','SONY');</text:p>
      <text:p text:style-name="P1"/>
      <text:p text:style-name="P1">4. <text:s/>SELECT COUNT(usuario) FROM usuarios WHERE saldo&lt;=0 OR NOT activo;</text:p>
      <text:p text:style-name="P1"/>
      <text:p text:style-name="P1">5. <text:s/>SELECT usuario FROM usuarios WHERE nivel IN (1,2,3);</text:p>
      <text:p text:style-name="P1"/>
      <text:p text:style-name="P1">6. <text:s/>SELECT telefono FROM usuarios WHERE saldo&lt;=300;</text:p>
      <text:p text:style-name="P1"/>
      <text:p text:style-name="P1">7. <text:s/>SELECT SUM(saldo) FROM usuarios WHERE compañia='NEXTEL';</text:p>
      <text:p text:style-name="P1"><text:soft-page-break/></text:p>
      <text:p text:style-name="P1">8. <text:s/>SELECT compañia,COUNT(usuario) FROM usuarios GROUP BY compañia;</text:p>
      <text:p text:style-name="P1"/>
      <text:p text:style-name="P1">9. <text:s/>SELECT nivel,COUNT(usuario) FROM usuarios GROUP BY nivel;</text:p>
      <text:p text:style-name="P1"/>
      <text:p text:style-name="P1">10. SELECT usuario FROM usuarios WHERE nivel=2;</text:p>
      <text:p text:style-name="P1"/>
      <text:p text:style-name="P1">11. SELECT email FROM usuarios WHERE email LIKE '%gmail.com';</text:p>
      <text:p text:style-name="P1"/>
      <text:p text:style-name="P1">12. SELECT nombre,telefono FROM usuarios WHERE marca IN('LG','SAMSUNG','MOTOROLA');</text:p>
      <text:p text:style-name="P1"/>
      <text:p text:style-name="P1">"BLOQUE 2.-"</text:p>
      <text:p text:style-name="P1"/>
      <text:p text:style-name="P1">13. SELECT nombre,telefono FROM usuarios WHERE marca NOT IN('LG','SAMSUNG');</text:p>
      <text:p text:style-name="P1"/>
      <text:p text:style-name="P1">14. SELECT usuario,telefono FROM usuarios WHERE compañia='IUSACELL';</text:p>
      <text:p text:style-name="P1"/>
      <text:p text:style-name="P1">15. SELECT usuario,telefono FROM usuarios WHERE compañia!='TELCEL';</text:p>
      <text:p text:style-name="P1"/>
      <text:p text:style-name="P1">16. SELECT AVG(saldo) FROM usuarios WHERE marca='NOKIA';</text:p>
      <text:p text:style-name="P1"/>
      <text:p text:style-name="P1">17. SELECT usuario,telefono FROM usuarios WHERE compañia IN('IUSACELL','AXEL');</text:p>
      <text:p text:style-name="P1"/>
      <text:p text:style-name="P1">18. SELECT email FROM usuarios WHERE email NOT LIKE '%yahoo.com';</text:p>
      <text:p text:style-name="P1"/>
      <text:p text:style-name="P1">19. SELECT usuario,telefono FROM usuarios WHERE marca NOT IN('TELCEL','IUSACELL');</text:p>
      <text:p text:style-name="P1"/>
      <text:p text:style-name="P1">20. SELECT usuario,telefono FROM usuarios WHERE compañia='UNEFON';</text:p>
      <text:p text:style-name="P1"/>
      <text:p text:style-name="P1">21. SELECT marca FROM usuarios GROUP BY marca ORDER BY marca DESC;</text:p>
      <text:p text:style-name="P1"/>
      <text:p text:style-name="P1">22. SELECT marca FROM usuarios GROUP BY marca ORDER BY RAND();</text:p>
      <text:p text:style-name="P1"/>
      <text:p text:style-name="P1">23. SELECT usuario FROM usuarios WHERE nivel IN(0,2);</text:p>
      <text:p text:style-name="P1"/>
      <text:p text:style-name="P1">24. SELECT AVG(saldo) FROM usuarios WHERE marca='LG';</text:p>
      <text:p text:style-name="P1"/>
      <text:p text:style-name="P1">"BLOQUE 3.-"</text:p>
      <text:p text:style-name="P1"/>
      <text:p text:style-name="P1">25. SELECT usuario FROM usuarios WHERE nivel IN(1, 3);</text:p>
      <text:p text:style-name="P1"/>
      <text:p text:style-name="P1">26. SELECT nombre, telefono FROM usuarios WHERE marca&lt;&gt;"BLACKBERRY";</text:p>
      <text:p text:style-name="P1"/>
      <text:p text:style-name="P1">27. SELECT usuario FROM usuarios WHERE nivel = 3;</text:p>
      <text:p text:style-name="P1"/>
      <text:p text:style-name="P1">28. SELECT usuario FROM usuarios WHERE nivel = 0;</text:p>
      <text:p text:style-name="P1"/>
      <text:p text:style-name="P1">29. SELECT usuario FROM usuarios WHERE nivel = 1;</text:p>
      <text:p text:style-name="P1"/>
      <text:p text:style-name="P1">30. SELECT sexo, COUNT(*) FROM usuarios GROUP BY sexo;</text:p>
      <text:p text:style-name="P1"/>
      <text:p text:style-name="P1">31. SELECT usuario, telefono FROM usuarios WHERE compañia="AT&amp;T";</text:p>
      <text:p text:style-name="P1"/>
      <text:p text:style-name="P1">32. SELECT DISTINCT compañia FROM usuarios ORDER BY compañia DESC;</text:p>
      <text:p text:style-name="P1"/>
      <text:p text:style-name="P1">33. SELECT usuario FROM usuarios WHERE NOT activo;</text:p>
      <text:p text:style-name="P1"/>
      <text:p text:style-name="P1">34. SELECT telefono FROM usuarios WHERE saldo=0;</text:p>
      <text:p text:style-name="P1"><text:soft-page-break/></text:p>
      <text:p text:style-name="P1">35. SELECT MIN(saldo) FROM usuarios WHERE sexo='H';</text:p>
      <text:p text:style-name="P1"/>
      <text:p text:style-name="P1">36. SELECT telefono FROM usuarios WHERE saldo&gt;300;</text:p>
      <text:p text:style-name="P1"/>
      <text:p text:style-name="P1">"BLOQUE 4.-"</text:p>
      <text:p text:style-name="P1"/>
      <text:p text:style-name="P1">37. SELECT marca,COUNT(*) FROM usuarios GROUP BY marca;</text:p>
      <text:p text:style-name="P1"/>
      <text:p text:style-name="P1">38. SELECT nombre,telefono FROM usuarios WHERE marca&lt;&gt;"LG";</text:p>
      <text:p text:style-name="P1"/>
      <text:p text:style-name="P1">39. SELECT DISTINCT compañia FROM usuarios ORDER BY compañia ASC;</text:p>
      <text:p text:style-name="P1"/>
      <text:p text:style-name="P1">40. SELECT SUM(saldo) FROM usuarios WHERE compañia='UNEFON';</text:p>
      <text:p text:style-name="P1"/>
      <text:p text:style-name="P1">41. SELECT email FROM usuarios WHERE email LIKE "%hotmail.com";</text:p>
      <text:p text:style-name="P1"/>
      <text:p text:style-name="P1">42. SELECT nombre FROM usuarios WHERE NOT activo OR saldo&lt;=0;</text:p>
      <text:p text:style-name="P1"/>
      <text:p text:style-name="P1">43. SELECT usuario, telefono FROM usuarios WHERE compañia IN('IUSACELL','TELCEL');</text:p>
      <text:p text:style-name="P1"/>
      <text:p text:style-name="P1">44. SELECT DISTINCT marca FROM usuarios ORDER BY marca DESC;</text:p>
      <text:p text:style-name="P1"/>
      <text:p text:style-name="P1">45. SELECT DISTINCT marca FROM usuarios ORDER BY RAND();</text:p>
      <text:p text:style-name="P1"/>
      <text:p text:style-name="P1">46. SELECT usuario, telefono FROM usuarios WHERE compañia IN('IUSACELL','UNEFON');</text:p>
      <text:p text:style-name="P1"/>
      <text:p text:style-name="P1">47. SELECT nombre, telefono FROM usuarios WHERE marca NOT IN('MOTOROLA','NOKIA');</text:p>
      <text:p text:style-name="P1"/>
      <text:p text:style-name="P1">48. SELECT SUM(saldo) FROM usuarios WHERE compañia='TELCEL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90" meta:word-count="480" meta:character-count="5547" meta:non-whitespace-character-count="5147"/>
  </office:meta>
</office:document-meta>
</file>